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94000001B5736873C6.png" manifest:media-type="image/png"/>
  <manifest:file-entry manifest:full-path="Pictures/10000201000000C4000000B5F9EC4A6F.png" manifest:media-type="image/png"/>
  <manifest:file-entry manifest:full-path="Pictures/100002010000032000000258D4F3AF3C.png" manifest:media-type="image/png"/>
  <manifest:file-entry manifest:full-path="Pictures/100002010000003E0000004672C5BFB3.png" manifest:media-type="image/png"/>
  <manifest:file-entry manifest:full-path="Pictures/1000020100000047000000434921E341.png" manifest:media-type="image/png"/>
  <manifest:file-entry manifest:full-path="Pictures/TablePreview1.svm" manifest:media-type=""/>
  <manifest:file-entry manifest:full-path="Pictures/10000201000001A3000000C93FC2DB0B.png" manifest:media-type="image/png"/>
  <manifest:file-entry manifest:full-path="Pictures/10000201000004DE0000049D0DA56701.png" manifest:media-type="image/png"/>
  <manifest:file-entry manifest:full-path="Pictures/10000201000001BC000000D75232DE46.png" manifest:media-type="image/png"/>
  <manifest:file-entry manifest:full-path="Pictures/10000201000001400000010CF02F89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aea79f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ea79f" draw:fill="solid" draw:fill-color="#eeeeee" draw:textarea-horizontal-align="justify" draw:textarea-vertical-align="middle" draw:auto-grow-height="false" fo:min-height="1.147cm" fo:min-width="3.691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1cm" fo:min-width="0.5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svg:stroke-color="#aea79f" draw:fill="solid" draw:fill-color="#eeeeee" draw:textarea-horizontal-align="justify" draw:textarea-vertical-align="middle" draw:auto-grow-height="false" fo:min-height="1.147cm" fo:min-width="3.691cm"/>
    </style:style>
    <style:style style:name="co1" style:family="table-column">
      <style:table-column-properties style:column-width="3.734cm" style:use-optimal-column-width="false"/>
    </style:style>
    <style:style style:name="co2" style:family="table-column">
      <style:table-column-properties style:column-width="4.077cm" style:use-optimal-column-width="false"/>
    </style:style>
    <style:style style:name="co3" style:family="table-column">
      <style:table-column-properties style:column-width="6.798cm" style:use-optimal-column-width="false"/>
    </style:style>
    <style:style style:name="co4" style:family="table-column">
      <style:table-column-properties style:column-width="3.722cm" style:use-optimal-column-width="false"/>
    </style:style>
    <style:style style:name="ro1" style:family="table-row">
      <style:table-row-properties style:row-height="1.103cm"/>
    </style:style>
    <style:style style:name="ro2" style:family="table-row">
      <style:table-row-properties style:row-height="1.145cm"/>
    </style:style>
    <style:style style:name="ro3" style:family="table-row">
      <style:table-row-properties style:row-height="1.131cm"/>
    </style:style>
    <style:style style:name="ro4" style:family="table-row">
      <style:table-row-properties style:row-height="1.135cm"/>
    </style:style>
    <style:style style:name="ce1" style:family="table-cell">
      <style:graphic-properties style:repeat="repeat"/>
      <style:paragraph-properties fo:text-align="end">
        <style:tab-stops>
          <style:tab-stop style:position="3.391cm"/>
        </style:tab-stops>
      </style:paragraph-properties>
      <style:text-properties style:font-name="Linux Libertine Display O"/>
    </style:style>
    <style:style style:name="ce2" style:family="table-cell">
      <style:graphic-properties style:repeat="repeat"/>
      <style:paragraph-properties fo:text-align="center"/>
      <style:text-properties style:font-name="Linux Libertine Display O"/>
    </style:style>
    <style:style style:name="ce3" style:family="table-cell">
      <style:graphic-properties style:repeat="repeat"/>
      <style:text-properties style:font-name="Linux Libertine Display O"/>
    </style:style>
    <style:style style:name="ce4" style:family="table-cell">
      <style:graphic-properties style:repeat="repeat"/>
      <style:paragraph-properties fo:text-align="end"/>
      <style:text-properties style:font-name="Linux Libertine Display 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4" style:family="paragraph">
      <style:paragraph-properties fo:text-align="center"/>
      <style:text-properties style:font-name="Linux Libertine Display O"/>
    </style:style>
    <style:style style:name="P5" style:family="paragraph">
      <style:paragraph-properties fo:text-align="end">
        <style:tab-stops>
          <style:tab-stop style:position="3.391cm"/>
        </style:tab-stops>
      </style:paragraph-properties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style:font-name="Linux Libertine Display O" fo:font-size="18pt"/>
    </style:style>
    <style:style style:name="P8" style:family="paragraph">
      <style:paragraph-properties fo:text-align="center"/>
      <style:text-properties fo:font-size="18pt" fo:font-weight="bold"/>
    </style:style>
    <style:style style:name="T1" style:family="text">
      <style:text-properties fo:font-weight="bold"/>
    </style:style>
    <style:style style:name="T2" style:family="text">
      <style:text-properties style:font-name="Linux Libertine Display O"/>
    </style:style>
    <style:style style:name="T3" style:family="text">
      <style:text-properties style:text-position="super 58%" style:font-name="Linux Libertine Display O"/>
    </style:style>
    <style:style style:name="T4" style:family="text">
      <style:text-properties style:font-name="Linux Libertine Display O" fo:font-size="18pt"/>
    </style:style>
    <style:style style:name="T5" style:family="text">
      <style:text-properties fo:font-size="18pt" fo:font-weight="bold"/>
    </style:style>
    <style:style style:name="T6" style:family="text">
      <style:text-properties style:text-position="super 58%" style:font-name="Linux Libertine Display 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821cm" svg:height="6.067cm" svg:x="4.313cm" svg:y="20.7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5.354cm" svg:height="4.483cm" svg:x="4.604cm" svg:y="22.088cm">
            <draw:image xlink:href="Pictures/10000201000001400000010CF02F89E6.png" xlink:type="simple" xlink:show="embed" xlink:actuate="onLoad">
              <text:p/>
            </draw:image>
          </draw:frame>
          <draw:custom-shape draw:style-name="gr3" draw:text-style-name="P2" draw:layer="layout" svg:width="4.191cm" svg:height="1.397cm" svg:x="5.084cm" svg:y="20.999cm">
            <text:p text:style-name="P1"><text:span text:style-name="T1">Transist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.821cm" svg:height="6.067cm" svg:x="11.073cm" svg:y="20.71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28cm" svg:height="1.089cm" svg:x="12.787cm" svg:y="25.27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643cm" svg:y1="25.797cm" svg:x2="12.786cm" svg:y2="25.808cm">
            <text:p/>
          </draw:line>
          <draw:line draw:style-name="gr5" draw:text-style-name="P1" draw:layer="layout" svg:x1="15.263cm" svg:y1="25.777cm" svg:x2="16.406cm" svg:y2="25.788cm">
            <text:p/>
          </draw:line>
          <draw:frame draw:style-name="gr2" draw:text-style-name="P1" draw:layer="layout" svg:width="5.037cm" svg:height="2.416cm" svg:x="11.492cm" svg:y="22.726cm">
            <draw:image xlink:href="Pictures/10000201000001A3000000C93FC2DB0B.png" xlink:type="simple" xlink:show="embed" xlink:actuate="onLoad">
              <text:p/>
            </draw:image>
          </draw:frame>
          <draw:custom-shape draw:style-name="gr3" draw:text-style-name="P2" draw:layer="layout" svg:width="4.191cm" svg:height="1.397cm" svg:x="11.853cm" svg:y="21.027cm">
            <text:p text:style-name="P1"><text:span text:style-name="T1">Widerstan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3.763cm" svg:height="8.799cm" svg:x="3.812cm" svg:y="2.0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133cm" svg:height="6.393cm" svg:x="11.016cm" svg:y="4.1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132cm" svg:height="6.393cm" svg:x="4.169cm" svg:y="4.1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415cm" svg:height="1.471cm" svg:x="11.775cm" svg:y="4.466cm">
            <text:p text:style-name="P1"><text:span text:style-name="T1">Elk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415cm" svg:height="1.471cm" svg:x="5.056cm" svg:y="4.466cm">
            <text:p text:style-name="P1"><text:span text:style-name="T1">Kerami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416cm" svg:height="1.472cm" svg:x="8.43cm" svg:y="2.323cm">
            <text:p text:style-name="P1"><text:span text:style-name="T1">Kondensator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059cm" svg:height="1.965cm" svg:x="12.076cm" svg:y="6.238cm">
            <draw:image xlink:href="Pictures/10000201000001BC000000D75232DE46.png" xlink:type="simple" xlink:show="embed" xlink:actuate="onLoad">
              <text:p/>
            </draw:image>
          </draw:frame>
          <draw:frame draw:style-name="gr2" draw:text-style-name="P1" draw:layer="layout" svg:width="2.897cm" svg:height="2.735cm" svg:x="7.288cm" svg:y="7.656cm">
            <draw:image xlink:href="Pictures/1000020100000047000000434921E341.png" xlink:type="simple" xlink:show="embed" xlink:actuate="onLoad">
              <text:p/>
            </draw:image>
          </draw:frame>
          <draw:frame draw:style-name="gr2" draw:text-style-name="P1" draw:layer="layout" svg:width="2.528cm" svg:height="2.856cm" svg:x="14.474cm" svg:y="7.559cm">
            <draw:image xlink:href="Pictures/100002010000003E0000004672C5BFB3.png" xlink:type="simple" xlink:show="embed" xlink:actuate="onLoad">
              <text:p/>
            </draw:image>
          </draw:frame>
          <draw:frame draw:style-name="gr6" draw:text-style-name="P1" draw:layer="layout" svg:width="0.923cm" svg:height="1.761cm" svg:x="15.816cm" svg:y="5.714cm">
            <draw:text-box>
              <text:p text:style-name="P1">+</text:p>
              <text:p text:style-name="P1">-</text:p>
            </draw:text-box>
          </draw:frame>
          <draw:frame draw:style-name="gr2" draw:text-style-name="P1" draw:layer="layout" svg:width="8.454cm" svg:height="6.341cm" svg:x="2.47cm" svg:y="5.054cm">
            <draw:image xlink:href="Pictures/100002010000032000000258D4F3AF3C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13.35cm" svg:height="9.189cm" svg:x="4.017cm" svg:y="11.2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5.821cm" svg:height="8.514cm" svg:x="11.07cm" svg:y="11.6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191cm" svg:height="1.397cm" svg:x="11.85cm" svg:y="12.921cm">
              <text:p text:style-name="P1"><text:span text:style-name="T1">Diode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3.634cm" svg:height="3.356cm" svg:x="12.265cm" svg:y="14.85cm">
              <draw:image xlink:href="Pictures/10000201000000C4000000B5F9EC4A6F.png" xlink:type="simple" xlink:show="embed" xlink:actuate="onLoad">
                <text:p/>
              </draw:image>
            </draw:frame>
            <draw:frame draw:style-name="gr7" draw:layer="layout" svg:width="0.714cm" svg:height="0.962cm" svg:x="15.471cm" svg:y="16.197cm">
              <draw:text-box>
                <text:p>-</text:p>
              </draw:text-box>
            </draw:frame>
            <draw:frame draw:style-name="gr7" draw:layer="layout" svg:width="0.875cm" svg:height="0.962cm" svg:x="11.984cm" svg:y="16.246cm">
              <draw:text-box>
                <text:p>+</text:p>
              </draw:text-box>
            </draw:frame>
          </draw:g>
          <draw:g>
            <draw:custom-shape draw:style-name="gr1" draw:text-style-name="P1" draw:layer="layout" svg:width="5.821cm" svg:height="8.542cm" svg:x="4.329cm" svg:y="11.57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923cm" svg:height="1.641cm" svg:x="4.743cm" svg:y="11.887cm">
              <text:p text:style-name="P1"><text:span text:style-name="T1">Leuchtdiode</text:span><text:span text:style-name="T1"><text:line-break/></text:span><text:span text:style-name="T1">LED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3.634cm" svg:height="3.356cm" svg:x="5.524cm" svg:y="13.816cm">
              <draw:image xlink:href="Pictures/10000201000000C4000000B5F9EC4A6F.png" xlink:type="simple" xlink:show="embed" xlink:actuate="onLoad">
                <text:p/>
              </draw:image>
            </draw:frame>
            <draw:frame draw:style-name="gr7" draw:layer="layout" svg:width="0.714cm" svg:height="0.962cm" svg:x="8.73cm" svg:y="15.163cm">
              <draw:text-box>
                <text:p>-</text:p>
              </draw:text-box>
            </draw:frame>
            <draw:frame draw:style-name="gr7" draw:layer="layout" svg:width="0.875cm" svg:height="0.962cm" svg:x="5.243cm" svg:y="15.212cm">
              <draw:text-box>
                <text:p>+</text:p>
              </draw:text-box>
            </draw:frame>
            <draw:frame draw:style-name="gr2" draw:text-style-name="P1" draw:layer="layout" svg:width="5.493cm" svg:height="5.943cm" svg:x="4.492cm" svg:y="13.863cm">
              <draw:image xlink:href="Pictures/1000020100000194000001B5736873C6.png" xlink:type="simple" xlink:show="embed" xlink:actuate="onLoad">
                <text:p/>
              </draw:image>
            </draw:frame>
          </draw:g>
        </draw:g>
        <draw:frame draw:style-name="gr8" draw:text-style-name="P4" draw:layer="layout" svg:width="21.59cm" svg:height="0.98cm" svg:x="0cm" svg:y="0.737cm">
          <draw:text-box>
            <text:p text:style-name="P1"><text:span text:style-name="T2">Kinder Quadrocopter Führerschein – 3. Treffen – 29.11.18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4.532cm" svg:height="13.773cm" svg:x="3.454cm" svg:y="1cm">
          <draw:image xlink:href="Pictures/10000201000004DE0000049D0DA56701.png" xlink:type="simple" xlink:show="embed" xlink:actuate="onLoad">
            <text:p/>
          </draw:image>
        </draw:frame>
        <draw:custom-shape draw:style-name="gr3" draw:text-style-name="P2" draw:layer="layout" svg:width="7.326cm" svg:height="1.745cm" svg:x="7.061cm" svg:y="1.046cm">
          <text:p text:style-name="P1"><text:span text:style-name="T1">Widerstands Farbcod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33cm" svg:height="10.168cm" svg:x="1.513cm" svg:y="15.6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5"><text:span text:style-name="T2">Präfix</text:span></text:p>
              </table:table-cell>
              <table:table-cell table:style-name="ce2">
                <text:p text:style-name="P1"><text:span text:style-name="T2">Symbol</text:span></text:p>
              </table:table-cell>
              <table:table-cell>
                <text:p><text:span text:style-name="T2">Multiplikator</text:span></text:p>
              </table:table-cell>
              <table:table-cell>
                <text:p><text:span text:style-name="T2">Potenz</text:span></text:p>
              </table:table-cell>
            </table:table-row>
            <table:table-row table:style-name="ro2" table:default-cell-style-name="ce3">
              <table:table-cell table:style-name="ce4">
                <text:p text:style-name="P6"><text:span text:style-name="T2">Giga</text:span></text:p>
              </table:table-cell>
              <table:table-cell table:style-name="ce2">
                <text:p text:style-name="P1"><text:span text:style-name="T2">G</text:span></text:p>
              </table:table-cell>
              <table:table-cell>
                <text:p><text:span text:style-name="T2">1 000 000 000</text:span></text:p>
              </table:table-cell>
              <table:table-cell>
                <text:p><text:span text:style-name="T2">10</text:span><text:span text:style-name="T3">9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2">Mega</text:span></text:p>
              </table:table-cell>
              <table:table-cell table:style-name="ce2">
                <text:p text:style-name="P1"><text:span text:style-name="T2">M</text:span></text:p>
              </table:table-cell>
              <table:table-cell>
                <text:p><text:span text:style-name="T2">1 000 000</text:span></text:p>
              </table:table-cell>
              <table:table-cell>
                <text:p><text:span text:style-name="T2">10</text:span><text:span text:style-name="T3">6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2">Kilo</text:span></text:p>
              </table:table-cell>
              <table:table-cell table:style-name="ce2">
                <text:p text:style-name="P1"><text:span text:style-name="T2">K</text:span></text:p>
              </table:table-cell>
              <table:table-cell>
                <text:p><text:span text:style-name="T2">1 000</text:span></text:p>
              </table:table-cell>
              <table:table-cell>
                <text:p><text:span text:style-name="T2">10</text:span><text:span text:style-name="T3">3</text:span></text:p>
              </table:table-cell>
            </table:table-row>
            <table:table-row table:style-name="ro3" table:default-cell-style-name="ce3">
              <table:table-cell table:style-name="ce4"/>
              <table:table-cell table:style-name="ce2"/>
              <table:table-cell>
                <text:p><text:span text:style-name="T2">1</text:span></text:p>
              </table:table-cell>
              <table:table-cell>
                <text:p><text:span text:style-name="T2">10</text:span><text:span text:style-name="T3">0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2">Milli</text:span></text:p>
              </table:table-cell>
              <table:table-cell table:style-name="ce2">
                <text:p text:style-name="P1"><text:span text:style-name="T2">m</text:span></text:p>
              </table:table-cell>
              <table:table-cell>
                <text:p><text:span text:style-name="T2">0,001</text:span></text:p>
              </table:table-cell>
              <table:table-cell>
                <text:p><text:span text:style-name="T2">10</text:span><text:span text:style-name="T3">-3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2">Micro</text:span></text:p>
              </table:table-cell>
              <table:table-cell table:style-name="ce2">
                <text:p text:style-name="P1"><text:span text:style-name="T2">µ / u</text:span></text:p>
              </table:table-cell>
              <table:table-cell>
                <text:p><text:span text:style-name="T2">0,000 001</text:span></text:p>
              </table:table-cell>
              <table:table-cell>
                <text:p><text:span text:style-name="T2">10</text:span><text:span text:style-name="T3">-6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2">Nano</text:span></text:p>
              </table:table-cell>
              <table:table-cell table:style-name="ce2">
                <text:p text:style-name="P1"><text:span text:style-name="T2">n</text:span></text:p>
              </table:table-cell>
              <table:table-cell>
                <text:p><text:span text:style-name="T2">0,000 000 001</text:span></text:p>
              </table:table-cell>
              <table:table-cell>
                <text:p><text:span text:style-name="T2">10</text:span><text:span text:style-name="T3">-9</text:span></text:p>
              </table:table-cell>
            </table:table-row>
            <table:table-row table:style-name="ro4" table:default-cell-style-name="ce3">
              <table:table-cell table:style-name="ce4">
                <text:p text:style-name="P6"><text:span text:style-name="T2">Pico</text:span></text:p>
              </table:table-cell>
              <table:table-cell table:style-name="ce2">
                <text:p text:style-name="P1"><text:span text:style-name="T2">p</text:span></text:p>
              </table:table-cell>
              <table:table-cell>
                <text:p><text:span text:style-name="T2">0,000 000 000 001</text:span></text:p>
              </table:table-cell>
              <table:table-cell>
                <text:p><text:span text:style-name="T2">10</text:span><text:span text:style-name="T3">-12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g>
          <draw:custom-shape draw:style-name="gr1" draw:text-style-name="P1" draw:layer="layout" svg:width="5.821cm" svg:height="6.067cm" svg:x="4.313cm" svg:y="20.7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5.354cm" svg:height="4.483cm" svg:x="4.604cm" svg:y="22.088cm">
            <draw:image xlink:href="Pictures/10000201000001400000010CF02F89E6.png" xlink:type="simple" xlink:show="embed" xlink:actuate="onLoad">
              <text:p/>
            </draw:image>
          </draw:frame>
          <draw:custom-shape draw:style-name="gr9" draw:text-style-name="P2" draw:layer="layout" svg:width="4.191cm" svg:height="1.397cm" svg:x="5.084cm" svg:y="20.999cm"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5.821cm" svg:height="6.067cm" svg:x="11.073cm" svg:y="20.71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28cm" svg:height="1.089cm" svg:x="12.787cm" svg:y="25.27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643cm" svg:y1="25.797cm" svg:x2="12.786cm" svg:y2="25.808cm">
            <text:p/>
          </draw:line>
          <draw:line draw:style-name="gr5" draw:text-style-name="P1" draw:layer="layout" svg:x1="15.263cm" svg:y1="25.777cm" svg:x2="16.406cm" svg:y2="25.788cm">
            <text:p/>
          </draw:line>
          <draw:frame draw:style-name="gr2" draw:text-style-name="P1" draw:layer="layout" svg:width="5.037cm" svg:height="2.416cm" svg:x="11.492cm" svg:y="22.726cm">
            <draw:image xlink:href="Pictures/10000201000001A3000000C93FC2DB0B.png" xlink:type="simple" xlink:show="embed" xlink:actuate="onLoad">
              <text:p/>
            </draw:image>
          </draw:frame>
          <draw:custom-shape draw:style-name="gr9" draw:text-style-name="P2" draw:layer="layout" svg:width="4.191cm" svg:height="1.397cm" svg:x="11.853cm" svg:y="21.027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3.763cm" svg:height="8.799cm" svg:x="3.812cm" svg:y="2.0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133cm" svg:height="6.393cm" svg:x="11.016cm" svg:y="4.1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132cm" svg:height="6.393cm" svg:x="4.169cm" svg:y="4.1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415cm" svg:height="1.471cm" svg:x="11.775cm" svg:y="4.466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4.415cm" svg:height="1.471cm" svg:x="5.056cm" svg:y="4.466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416cm" svg:height="1.472cm" svg:x="8.43cm" svg:y="2.323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059cm" svg:height="1.965cm" svg:x="12.076cm" svg:y="6.238cm">
            <draw:image xlink:href="Pictures/10000201000001BC000000D75232DE46.png" xlink:type="simple" xlink:show="embed" xlink:actuate="onLoad">
              <text:p/>
            </draw:image>
          </draw:frame>
          <draw:frame draw:style-name="gr2" draw:text-style-name="P1" draw:layer="layout" svg:width="2.897cm" svg:height="2.735cm" svg:x="7.288cm" svg:y="7.656cm">
            <draw:image xlink:href="Pictures/1000020100000047000000434921E341.png" xlink:type="simple" xlink:show="embed" xlink:actuate="onLoad">
              <text:p/>
            </draw:image>
          </draw:frame>
          <draw:frame draw:style-name="gr2" draw:text-style-name="P1" draw:layer="layout" svg:width="2.528cm" svg:height="2.856cm" svg:x="14.474cm" svg:y="7.559cm">
            <draw:image xlink:href="Pictures/100002010000003E0000004672C5BFB3.png" xlink:type="simple" xlink:show="embed" xlink:actuate="onLoad">
              <text:p/>
            </draw:image>
          </draw:frame>
          <draw:frame draw:style-name="gr6" draw:text-style-name="P1" draw:layer="layout" svg:width="0.923cm" svg:height="1.761cm" svg:x="15.816cm" svg:y="5.714cm">
            <draw:text-box>
              <text:p text:style-name="P1">+</text:p>
              <text:p text:style-name="P1">-</text:p>
            </draw:text-box>
          </draw:frame>
          <draw:frame draw:style-name="gr2" draw:text-style-name="P1" draw:layer="layout" svg:width="8.454cm" svg:height="6.341cm" svg:x="2.47cm" svg:y="5.054cm">
            <draw:image xlink:href="Pictures/100002010000032000000258D4F3AF3C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13.35cm" svg:height="9.189cm" svg:x="4.017cm" svg:y="11.2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5.821cm" svg:height="8.514cm" svg:x="11.07cm" svg:y="11.61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4.191cm" svg:height="1.397cm" svg:x="11.85cm" svg:y="12.921cm"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3.634cm" svg:height="3.356cm" svg:x="12.265cm" svg:y="14.85cm">
              <draw:image xlink:href="Pictures/10000201000000C4000000B5F9EC4A6F.png" xlink:type="simple" xlink:show="embed" xlink:actuate="onLoad">
                <text:p/>
              </draw:image>
            </draw:frame>
            <draw:frame draw:style-name="gr7" draw:layer="layout" svg:width="0.714cm" svg:height="0.962cm" svg:x="15.471cm" svg:y="16.197cm">
              <draw:text-box>
                <text:p>-</text:p>
              </draw:text-box>
            </draw:frame>
            <draw:frame draw:style-name="gr7" draw:layer="layout" svg:width="0.875cm" svg:height="0.962cm" svg:x="11.984cm" svg:y="16.246cm">
              <draw:text-box>
                <text:p>+</text:p>
              </draw:text-box>
            </draw:frame>
          </draw:g>
          <draw:g>
            <draw:custom-shape draw:style-name="gr1" draw:text-style-name="P1" draw:layer="layout" svg:width="5.821cm" svg:height="8.542cm" svg:x="4.329cm" svg:y="11.57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4.923cm" svg:height="1.641cm" svg:x="4.743cm" svg:y="11.887cm"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3.634cm" svg:height="3.356cm" svg:x="5.524cm" svg:y="13.816cm">
              <draw:image xlink:href="Pictures/10000201000000C4000000B5F9EC4A6F.png" xlink:type="simple" xlink:show="embed" xlink:actuate="onLoad">
                <text:p/>
              </draw:image>
            </draw:frame>
            <draw:frame draw:style-name="gr7" draw:layer="layout" svg:width="0.714cm" svg:height="0.962cm" svg:x="8.73cm" svg:y="15.163cm">
              <draw:text-box>
                <text:p>-</text:p>
              </draw:text-box>
            </draw:frame>
            <draw:frame draw:style-name="gr7" draw:layer="layout" svg:width="0.875cm" svg:height="0.962cm" svg:x="5.243cm" svg:y="15.212cm">
              <draw:text-box>
                <text:p>+</text:p>
              </draw:text-box>
            </draw:frame>
            <draw:frame draw:style-name="gr2" draw:text-style-name="P1" draw:layer="layout" svg:width="5.493cm" svg:height="5.943cm" svg:x="4.492cm" svg:y="13.863cm">
              <draw:image xlink:href="Pictures/1000020100000194000001B5736873C6.png" xlink:type="simple" xlink:show="embed" xlink:actuate="onLoad">
                <text:p/>
              </draw:image>
            </draw:frame>
          </draw:g>
        </draw:g>
        <draw:frame draw:style-name="gr8" draw:text-style-name="P7" draw:layer="layout" svg:width="21.59cm" svg:height="0.98cm" svg:x="0cm" svg:y="0.737cm">
          <draw:text-box>
            <text:p text:style-name="P1"><text:span text:style-name="T4">Kinder Quadrocopter Führerschein – 3. Treffen – 29.11.18</text:span></text:p>
          </draw:text-box>
        </draw:frame>
      </draw:page>
      <draw:page draw:name="page4" draw:style-name="dp1" draw:master-page-name="Default">
        <draw:frame draw:style-name="gr2" draw:text-style-name="P1" draw:layer="layout" svg:width="14.532cm" svg:height="13.773cm" svg:x="3.454cm" svg:y="1cm">
          <draw:image xlink:href="Pictures/10000201000004DE0000049D0DA56701.png" xlink:type="simple" xlink:show="embed" xlink:actuate="onLoad">
            <text:p/>
          </draw:image>
        </draw:frame>
        <draw:custom-shape draw:style-name="gr3" draw:text-style-name="P8" draw:layer="layout" svg:width="7.326cm" svg:height="1.745cm" svg:x="7.061cm" svg:y="1.046cm">
          <text:p text:style-name="P1"><text:span text:style-name="T5">Widerstands Farbcod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33cm" svg:height="10.168cm" svg:x="1.513cm" svg:y="15.6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5"><text:span text:style-name="T4">Präfix</text:span></text:p>
              </table:table-cell>
              <table:table-cell table:style-name="ce2">
                <text:p text:style-name="P1"><text:span text:style-name="T4">Symbol</text:span></text:p>
              </table:table-cell>
              <table:table-cell>
                <text:p><text:span text:style-name="T4">Multiplikator</text:span></text:p>
              </table:table-cell>
              <table:table-cell>
                <text:p><text:span text:style-name="T4">Potenz</text:span></text:p>
              </table:table-cell>
            </table:table-row>
            <table:table-row table:style-name="ro2" table:default-cell-style-name="ce3">
              <table:table-cell table:style-name="ce4">
                <text:p text:style-name="P6"><text:span text:style-name="T4">Giga</text:span></text:p>
              </table:table-cell>
              <table:table-cell table:style-name="ce2">
                <text:p text:style-name="P1"><text:span text:style-name="T4">G</text:span></text:p>
              </table:table-cell>
              <table:table-cell>
                <text:p><text:span text:style-name="T4">1 000 000 000</text:span></text:p>
              </table:table-cell>
              <table:table-cell>
                <text:p><text:span text:style-name="T4">10</text:span><text:span text:style-name="T6">9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4">Mega</text:span></text:p>
              </table:table-cell>
              <table:table-cell table:style-name="ce2">
                <text:p text:style-name="P1"><text:span text:style-name="T4">M</text:span></text:p>
              </table:table-cell>
              <table:table-cell>
                <text:p><text:span text:style-name="T4">1 000 000</text:span></text:p>
              </table:table-cell>
              <table:table-cell>
                <text:p><text:span text:style-name="T4">10</text:span><text:span text:style-name="T6">6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4">Kilo</text:span></text:p>
              </table:table-cell>
              <table:table-cell table:style-name="ce2">
                <text:p text:style-name="P1"><text:span text:style-name="T4">K</text:span></text:p>
              </table:table-cell>
              <table:table-cell>
                <text:p><text:span text:style-name="T4">1 000</text:span></text:p>
              </table:table-cell>
              <table:table-cell>
                <text:p><text:span text:style-name="T4">10</text:span><text:span text:style-name="T6">3</text:span></text:p>
              </table:table-cell>
            </table:table-row>
            <table:table-row table:style-name="ro3" table:default-cell-style-name="ce3">
              <table:table-cell table:style-name="ce4"/>
              <table:table-cell table:style-name="ce2"/>
              <table:table-cell>
                <text:p><text:span text:style-name="T4">1</text:span></text:p>
              </table:table-cell>
              <table:table-cell>
                <text:p><text:span text:style-name="T4">10</text:span><text:span text:style-name="T6">0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4">Milli</text:span></text:p>
              </table:table-cell>
              <table:table-cell table:style-name="ce2">
                <text:p text:style-name="P1"><text:span text:style-name="T4">m</text:span></text:p>
              </table:table-cell>
              <table:table-cell>
                <text:p><text:span text:style-name="T4">0,001</text:span></text:p>
              </table:table-cell>
              <table:table-cell>
                <text:p><text:span text:style-name="T4">10</text:span><text:span text:style-name="T6">-3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4">Micro</text:span></text:p>
              </table:table-cell>
              <table:table-cell table:style-name="ce2">
                <text:p text:style-name="P1"><text:span text:style-name="T4">µ / u</text:span></text:p>
              </table:table-cell>
              <table:table-cell>
                <text:p><text:span text:style-name="T4">0,000 001</text:span></text:p>
              </table:table-cell>
              <table:table-cell>
                <text:p><text:span text:style-name="T4">10</text:span><text:span text:style-name="T6">-6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4">Nano</text:span></text:p>
              </table:table-cell>
              <table:table-cell table:style-name="ce2">
                <text:p text:style-name="P1"><text:span text:style-name="T4">n</text:span></text:p>
              </table:table-cell>
              <table:table-cell>
                <text:p><text:span text:style-name="T4">0,000 000 001</text:span></text:p>
              </table:table-cell>
              <table:table-cell>
                <text:p><text:span text:style-name="T4">10</text:span><text:span text:style-name="T6">-9</text:span></text:p>
              </table:table-cell>
            </table:table-row>
            <table:table-row table:style-name="ro4" table:default-cell-style-name="ce3">
              <table:table-cell table:style-name="ce4">
                <text:p text:style-name="P6"><text:span text:style-name="T4">Pico</text:span></text:p>
              </table:table-cell>
              <table:table-cell table:style-name="ce2">
                <text:p text:style-name="P1"><text:span text:style-name="T4">p</text:span></text:p>
              </table:table-cell>
              <table:table-cell>
                <text:p><text:span text:style-name="T4">0,000 000 000 001</text:span></text:p>
              </table:table-cell>
              <table:table-cell>
                <text:p><text:span text:style-name="T4">10</text:span><text:span text:style-name="T6">-12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schoen </meta:initial-creator>
    <meta:creation-date>2018-11-29T14:40:02.770274666</meta:creation-date>
    <dc:date>2018-11-29T15:48:23.451218398</dc:date>
    <dc:creator>pschoen </dc:creator>
    <meta:editing-duration>PT13M45S</meta:editing-duration>
    <meta:editing-cycles>3</meta:editing-cycles>
    <meta:generator>LibreOffice/4.2.8.2$Linux_X86_64 LibreOffice_project/420m0$Build-2</meta:generator>
    <meta:document-statistic meta:object-count="84"/>
  </office:meta>
</office:document-meta>
</file>